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8.67833333333333cm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4.28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2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255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style-name="ce2">
            <text:p>Artigo</text:p>
          </table:table-cell>
          <table:table-cell office:value-type="string" table:style-name="ce2">
            <text:p>Características</text:p>
          </table:table-cell>
          <table:table-cell office:value-type="string" table:style-name="ce2">
            <text:p>Problemas Resolvidos</text:p>
          </table:table-cell>
          <table:table-cell office:value-type="string" table:style-name="ce2">
            <text:p>Trabalhos Futuros</text:p>
          </table:table-cell>
          <table:table-cell office:value-type="string" table:style-name="ce2">
            <text:p>Vantagens</text:p>
          </table:table-cell>
          <table:table-cell office:value-type="string" table:style-name="ce2">
            <text:p>Limitações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A Succinct Graphical User Interface Programming</text:p>
            <text:p>Model for Low-end Embedded Devices</text:p>
          </table:table-cell>
          <table:table-cell office:value-type="string" table:style-name="ce3">
            <text:p>Um tool kit MGT para desenvolvimento de interface para sistemas embarcados, minimizando sempre RAM que é muito escasso e processamento.</text:p>
          </table:table-cell>
          <table:table-cell office:value-type="string" table:style-name="ce3">
            <text:p>Desenvolvimento de interface gráfica para sistemas embarcados.</text:p>
          </table:table-cell>
          <table:table-cell table:style-name="ce3"/>
          <table:table-cell office:value-type="string" table:style-name="ce3">
            <text:p>Mais acessibilidade para o usuário final</text:p>
          </table:table-cell>
          <table:table-cell office:value-type="string" table:style-name="ce3">
            <text:p>Interface sem muitos detalhes, tamanho reduzido e capacidade de processamento menor.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3">
            <text:p>AN ANNOTATION TOOL FOR ENHANCING THE USER INTERFACE</text:p>
            <text:p>GENERATION PROCESS FOR SERVICES</text:p>
          </table:table-cell>
          <table:table-cell office:value-type="string" table:style-name="ce3">
            <text:p>Framework para geração de interface gráfica desktop em web service que lê um arquivo WSDL (Web Service Definition Language) , mapeia as operações, atributos e tipo de dados alí contidos para um arquivo de anotação XML e gera a tela para o usuário final.</text:p>
          </table:table-cell>
          <table:table-cell office:value-type="string" table:style-name="ce3">
            <text:p>Automatização de geração de interface gráfica para web services.</text:p>
          </table:table-cell>
          <table:table-cell office:value-type="string" table:style-name="ce3">
            <text:p>Trabalhar com Xforms, XML Schema e XSD.</text:p>
          </table:table-cell>
          <table:table-cell office:value-type="string" table:style-name="ce3">
            <text:p>Tela é moldada automaticamente de acordo com os dados recebidos e apresenta na tela.</text:p>
          </table:table-cell>
          <table:table-cell office:value-type="string" table:style-name="ce3">
            <text:p>Técnica desenvolvida apenas para web service, podendo talvez ser adaptada para android já que o arquivo WSDL não deixa de ser um arquivo XML também.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4">
            <text:p>An Ontology-based Approach for GUI Testing</text:p>
          </table:table-cell>
          <table:table-cell office:value-type="string" table:style-name="ce4">
            <text:p>Técnica aplicada para Testes de Telas baseado em ontologias obtidas através de engenharia reversa</text:p>
          </table:table-cell>
          <table:table-cell office:value-type="string" table:style-name="ce3">
            <text:p>Testes de componentes gráficos, detecção de erros, diminuição de retrabalho.</text:p>
          </table:table-cell>
          <table:table-cell table:style-name="ce1"/>
          <table:table-cell office:value-type="string" table:style-name="ce3">
            <text:p>Baixo custo de manutenção.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3">
            <text:p>Automatic GUI Generation on AV Remote Control<text:s/></text:p>
            <text:p>using Genetic Algorithm</text:p>
          </table:table-cell>
          <table:table-cell office:value-type="string" table:style-name="ce3">
            <text:p>Utiliza algorítmo genético para popular a interface gráfica. Neste caso, foi utilizado um LCD que mostra 5 dispostivos previamente cadastrados e o usuário pode selecionar os dispositivos que quiser que o sistema gera automaticamente a interface para cada equipamento separado por páginas. Cada ícone é tratado como um gene e cada array de gene é tratado com um indivíduo. O indivíduo é o que consiste em todas as opções para um determinado equipamento. O cálculo é baseado em duas regras: 1 - menor número de espaços em branco possível por página e 2 - menor número de páginas possíveis.</text:p>
          </table:table-cell>
          <table:table-cell office:value-type="string" table:style-name="ce3">
            <text:p>Geração automática de interface gráfica numa tela de LCD em um sistema operacional embarcado para um controlador único de equipamentos audio-visuais previamente cadastrados.</text:p>
          </table:table-cell>
          <table:table-cell table:style-name="ce3"/>
          <table:table-cell office:value-type="string" table:style-name="ce3">
            <text:p>Economia de espaço. Facilidade de acesso aos equipamentos. Fácil de usar.</text:p>
          </table:table-cell>
          <table:table-cell office:value-type="string" table:style-name="ce3">
            <text:p>Sistemas operacionais embarcado. Tela de LCD não é muito nítido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">
            <text:p>Generating User Interface from Task, User and Domain Models</text:p>
          </table:table-cell>
          <table:table-cell office:value-type="string" table:style-name="ce3">
            <text:p>Framework baseado em três modelos (Tarefas, Domínio e Usuário) para geração automática de interface gráfica para banco de dados para operações CRUD.</text:p>
          </table:table-cell>
          <table:table-cell office:value-type="string" table:style-name="ce3">
            <text:p>Interação de usuário não ligados à TI com o banco de dados com uma interface gráfica moldada de acordo com o modelo do banco de dados.</text:p>
          </table:table-cell>
          <table:table-cell table:style-name="ce3"/>
          <table:table-cell office:value-type="string" table:style-name="ce3">
            <text:p>Baixo custo, curto prazo de desenvolvimento</text:p>
          </table:table-cell>
          <table:table-cell office:value-type="string" table:style-name="ce3">
            <text:p>Framework com base em modelos de banco de dados relacionais.</text:p>
          </table:table-cell>
          <table:table-cell table:number-columns-repeated="16377"/>
        </table:table-row>
        <table:table-row table:style-name="ro7">
          <table:table-cell/>
          <table:table-cell office:value-type="string" table:style-name="ce3">
            <text:p>Petri Nets-Based Automatic Generation GUI Tools for Embedded Systems</text:p>
          </table:table-cell>
          <table:table-cell office:value-type="string" table:style-name="ce3">
            <text:p>Sistema de geração e gerenciamento automáticos de interfaces gráficas para sistemas embarcaod. Utiliza a idéia de máquinas de estado para em todo seu processamento. A rede Petri net é constituída por dois componentes principais: o<text:s/><text:span text:style-name="T2">Animator</text:span><text:s/>e o<text:s/><text:span text:style-name="T2">Synoptic</text:span>. O<text:s/><text:span text:style-name="T2">Animator</text:span><text:s/>é o responsável por definir as características do segundo componente enquanto que o<text:s/><text:span text:style-name="T2">Synoptic</text:span><text:s/>tem como responsabilidade executar o modelo comportamental da rede Petri net e mostrar na tela a interface gráfica para o usuário. O<text:s/><text:span text:style-name="T2">Synoptic</text:span>fica em constante atualização de acordo com as entradas recebidas pelo sistema.</text:p>
          </table:table-cell>
          <table:table-cell office:value-type="string" table:style-name="ce3">
            <text:p>Desenvolvimento de interface gráfica para sistemas embarcados.</text:p>
          </table:table-cell>
          <table:table-cell office:value-type="string" table:style-name="ce3">
            <text:p>Aumentar o suporte para</text:p>
            <text:p>outros tpos de modelagem para especificação do</text:p>
            <text:p>o comportamento do sistema integrado. Explorar a utilização da metodologia proposta, a fim de ter todo o</text:p>
            <text:p><text:s/>sistema de controle incorporado em um SoC (System-on-a-Chip)</text:p>
          </table:table-cell>
          <table:table-cell office:value-type="string" table:style-name="ce3">
            <text:p>Capacidade <text:s/>de criar um sistema com transição de estados automático, facilitando assim uma alteração no que diz respeito à interface gráfica dinamicamente de acordo com uma entrada fornecida pelo usuário.</text:p>
          </table:table-cell>
          <table:table-cell office:value-type="string" table:style-name="ce3">
            <text:p>Sistemas embarcados, poucos recursos de processamento e memória, consumo de energia.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3">
            <text:p>Semi-Automatic Generation of GUIs for RDF Browsing<text:s/></text:p>
          </table:table-cell>
          <table:table-cell office:value-type="string" table:style-name="ce3">
            <text:p>É definido uma arquitetura para constriuir uma interface gráfica dinamicamente capaz de analisar recursos RDF a partir de exemplos. A idéia é que o usuário navegando na web, seleciona um elemento na web através da ferramenta e da um submit. A ferramente analisa o elemento e gera um arquivo com a ontologia relacionada, <text:s/>a partir das tags o sistema monta uma tela com os dados já do RDF database e com os dados originados do arquivo.</text:p>
          </table:table-cell>
          <table:table-cell office:value-type="string" table:style-name="ce3">
            <text:p>Gerador de interface automática para RDF databases</text:p>
          </table:table-cell>
          <table:table-cell office:value-type="string" table:style-name="ce3">
            <text:p>Implementação de um padrão para o gerador e GUI. Capacidade de gerar GUI mais complexos.</text:p>
          </table:table-cell>
          <table:table-cell office:value-type="string" table:style-name="ce3">
            <text:p>Dados RDF disponíveis de uma forma mais rápida e automática a partir de ontologias e técnicas de apredizagens.</text:p>
          </table:table-cell>
          <table:table-cell office:value-type="string" table:style-name="ce3">
            <text:p>Muito complexo para implementação. Necessidade de um pessoal com grande<text:s/><text:span text:style-name="T2">expertise</text:span>.<text:s/></text:p>
          </table:table-cell>
          <table:table-cell table:number-columns-repeated="16377"/>
        </table:table-row>
        <table:table-row table:style-name="ro9">
          <table:table-cell/>
          <table:table-cell office:value-type="string" table:style-name="ce3">
            <text:p>User Interface Design Model<text:s/></text:p>
          </table:table-cell>
          <table:table-cell office:value-type="string" table:style-name="ce3">
            <text:p>Modelo de desenvolvimento dividido em três camadas (EOM - Extended Object Model - camada dos objetos, com seus atributos e metadados. IM - Interaction Model - camada de interação entre EOM e PM. PM - presentation model - camada de apresentação do form e seus objetos para o usuário final.</text:p>
          </table:table-cell>
          <table:table-cell table:style-name="ce3"/>
          <table:table-cell office:value-type="string" table:style-name="ce3">
            <text:p>Design patterns, padronização, fazer uma descrição formal das operações e dos algoritmos lógicos.</text:p>
          </table:table-cell>
          <table:table-cell office:value-type="string" table:style-name="ce3">
            <text:p>Geração de uma interface gráfica mais completa e eficiente.</text:p>
          </table:table-cell>
          <table:table-cell office:value-type="string" table:style-name="ce3">
            <text:p>Modelo abstrato. Atualmente transformado para Visual Basic e ASP.NET.</text:p>
          </table:table-cell>
          <table:table-cell table:number-columns-repeated="16377"/>
        </table:table-row>
        <table:table-row table:number-rows-repeated="5" table:style-name="ro10">
          <table:table-cell/>
          <table:table-cell table:number-columns-repeated="2" table:style-name="ce4"/>
          <table:table-cell table:number-columns-repeated="16381" table:style-name="ce1"/>
        </table:table-row>
        <table:table-row table:number-rows-repeated="1048562" table:style-name="ro10">
          <table:table-cell table:number-columns-repeated="16384"/>
        </table:table-row>
      </table:table>
      <table:table table:name="Plan2" table:style-name="ta2">
        <table:table-column table:style-name="co1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  <table:table table:name="Plan3" table:style-name="ta2">
        <table:table-column table:style-name="co1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Plan1.B3:Plan1.G9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ercilio.nascimento</meta:initial-creator>
    <dc:creator>ercilio</dc:creator>
    <meta:creation-date>2013-04-01T19:42:41Z</meta:creation-date>
    <dc:date>2013-04-06T14:23:24Z</dc:date>
  </office:meta>
</office:document-meta>
</file>